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Standard"/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style:font-name-asian="DejaVu Sans1" style:font-family-asian="'DejaVu Sans'" style:font-style-name-asian="Regular" style:font-family-generic-asian="swiss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14:19:03.422790905</meta:creation-date>
    <dc:date>2022-11-26T14:20:55.361637344</dc:date>
    <meta:editing-duration>PT1M5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7.5.0.0.alpha0$Linux_X86_64 LibreOffice_project/b5b2df8fa66fd6a04a9c24687fc54c5753dadce8</meta:generator>
  </office:meta>
</office:document-meta>
</file>